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5" style:family="table">
      <style:table-properties style:width="10.53cm" fo:margin-left="2.974cm" fo:margin-right="3.496cm" table:align="margins"/>
    </style:style>
    <style:style style:name="Table5.A" style:family="table-column">
      <style:table-column-properties style:column-width="5.53cm" style:rel-column-width="34414*"/>
    </style:style>
    <style:style style:name="Table5.B" style:family="table-column">
      <style:table-column-properties style:column-width="5.001cm" style:rel-column-width="31121*"/>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2.33cm" fo:margin-left="2.842cm" fo:margin-right="1.829cm" table:align="margins"/>
    </style:style>
    <style:style style:name="Table6.A" style:family="table-column">
      <style:table-column-properties style:column-width="5.662cm" style:rel-column-width="30095*"/>
    </style:style>
    <style:style style:name="Table6.B" style:family="table-column">
      <style:table-column-properties style:column-width="6.668cm" style:rel-column-width="3544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1.509cm" fo:margin-left="2.868cm" fo:margin-right="2.623cm" table:align="margins"/>
    </style:style>
    <style:style style:name="Table7.A" style:family="table-column">
      <style:table-column-properties style:column-width="11.509cm" style:rel-column-width="65535*"/>
    </style:style>
    <style:style style:name="Table7.A1" style:family="table-cell">
      <style:table-cell-properties fo:padding="0.097cm" fo:border="0.002cm solid #000000"/>
    </style:style>
    <style:style style:name="Table9" style:family="table">
      <style:table-properties style:width="12.33cm" fo:margin-left="2.842cm" fo:margin-right="1.829cm" table:align="margins"/>
    </style:style>
    <style:style style:name="Table9.A" style:family="table-column">
      <style:table-column-properties style:column-width="5.662cm" style:rel-column-width="30095*"/>
    </style:style>
    <style:style style:name="Table9.B" style:family="table-column">
      <style:table-column-properties style:column-width="6.668cm" style:rel-column-width="35440*"/>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8" style:family="table">
      <style:table-properties style:width="12.33cm" fo:margin-left="2.842cm" fo:margin-right="1.829cm" table:align="margins"/>
    </style:style>
    <style:style style:name="Table8.A" style:family="table-column">
      <style:table-column-properties style:column-width="3.879cm" style:rel-column-width="20616*"/>
    </style:style>
    <style:style style:name="Table8.B" style:family="table-column">
      <style:table-column-properties style:column-width="8.451cm" style:rel-column-width="44919*"/>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tyle="italic" fo:font-weight="normal" style:font-style-asian="italic" style:font-weight-asian="normal" style:font-style-complex="italic" style:font-weight-complex="normal"/>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able_20_Contents">
      <style:paragraph-properties fo:text-align="center" style:justify-single-word="false"/>
    </style:style>
    <style:style style:name="P8" style:family="paragraph" style:parent-style-name="Standard">
      <style:text-properties fo:font-style="italic" fo:font-weight="normal" style:font-style-asian="italic" style:font-weight-asian="normal" style:font-style-complex="italic" style:font-weight-complex="normal"/>
    </style:style>
    <style:style style:name="P9" style:family="paragraph" style:parent-style-name="Standard" style:list-style-name="L4">
      <style:text-properties fo:font-style="italic" fo:font-weight="normal" style:font-style-asian="italic" style:font-weight-asian="normal" style:font-style-complex="italic" style:font-weight-complex="normal"/>
    </style:style>
    <style:style style:name="P10" style:family="paragraph" style:parent-style-name="Standard">
      <style:text-properties fo:font-style="italic" fo:font-weight="bold" style:font-style-asian="italic" style:font-weight-asian="bold" style:font-style-complex="italic" style:font-weight-complex="bold"/>
    </style:style>
    <style:style style:name="P11" style:family="paragraph" style:parent-style-name="Standard">
      <style:text-properties fo:font-style="normal" fo:font-weight="normal" style:font-style-asian="normal" style:font-weight-asian="normal" style:font-style-complex="normal" style:font-weight-complex="normal"/>
    </style:style>
    <style:style style:name="P12" style:family="paragraph" style:parent-style-name="Standard" style:list-style-name="L1">
      <style:text-properties fo:font-style="normal" fo:font-weight="normal" style:font-style-asian="normal" style:font-weight-asian="normal" style:font-style-complex="normal" style:font-weight-complex="normal"/>
    </style:style>
    <style:style style:name="P13" style:family="paragraph" style:parent-style-name="Standard" style:list-style-name="L2">
      <style:text-properties fo:font-style="normal" fo:font-weight="normal" style:font-style-asian="normal" style:font-weight-asian="normal" style:font-style-complex="normal" style:font-weight-complex="normal"/>
    </style:style>
    <style:style style:name="P14" style:family="paragraph" style:parent-style-name="Standard" style:list-style-name="L3">
      <style:text-properties fo:font-style="normal" fo:font-weight="normal" style:font-style-asian="normal" style:font-weight-asian="normal" style:font-style-complex="normal" style:font-weight-complex="normal"/>
    </style:style>
    <style:style style:name="P15" style:family="paragraph" style:parent-style-name="Standard" style:list-style-name="L3"/>
    <style:style style:name="P16" style:family="paragraph" style:parent-style-name="Standard" style:list-style-name="L4">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5">Automatic Keyphrase Extraction from Lecture Videos </text:p>
      <text:p text:style-name="P1"/>
      <text:p text:style-name="P4">Keyphrase extraction can be done by the executing the below script:</text:p>
      <text:p text:style-name="P4"/>
      <text:list xml:id="list1587152377" text:style-name="L1">
        <text:list-item>
          <text:p text:style-name="P12">Go to the “keyphrase” directory</text:p>
        </text:list-item>
      </text:list>
      <text:list xml:id="list1924117142" text:style-name="L2">
        <text:list-item>
          <text:p text:style-name="P13">Use the below script command to extract keyphrases</text:p>
        </text:list-item>
      </text:list>
      <text:p text:style-name="P2"/>
      <table:table table:name="Table4" table:style-name="Table4">
        <table:table-column table:style-name="Table4.A"/>
        <table:table-row>
          <table:table-cell table:style-name="Table4.A1" office:value-type="string">
            <text:p text:style-name="P6">Command</text:p>
          </table:table-cell>
        </table:table-row>
        <table:table-row>
          <table:table-cell table:style-name="Table4.A2" office:value-type="string">
            <text:p text:style-name="P2">./keyphrase.sh &lt;audio_video_mode&gt; &lt;transcript_name&gt; &lt;stemmer_name&gt; &lt;pos_status&gt; &lt;pos_filter_file_name&gt; &lt;max_gram_size&gt; <text:s/>&lt;feature_list&gt; &lt;trained_file_name&gt;</text:p>
          </table:table-cell>
        </table:table-row>
        <table:table-row>
          <table:table-cell table:style-name="Table4.A2" office:value-type="string">
            <text:p text:style-name="P1">Note: All the parameters in the script are mandatory</text:p>
          </table:table-cell>
        </table:table-row>
      </table:table>
      <text:p text:style-name="P2"/>
      <text:p text:style-name="P2">Parameter 1: &lt;audio_video_mode&gt;</text:p>
      <text:p text:style-name="P2"><text:tab/><text:span text:style-name="T6">This parameter is used to specify if you are using only features from audio transcript or textarea of video or both.</text:span></text:p>
      <text:p text:style-name="P4"><text:tab/></text:p>
      <table:table table:name="Table5" table:style-name="Table5">
        <table:table-column table:style-name="Table5.A"/>
        <table:table-column table:style-name="Table5.B"/>
        <table:table-row>
          <table:table-cell table:style-name="Table5.A1" office:value-type="string">
            <text:p text:style-name="P6">Parameters that can be used</text:p>
          </table:table-cell>
          <table:table-cell table:style-name="Table5.B1" office:value-type="string">
            <text:p text:style-name="P6">Description</text:p>
          </table:table-cell>
        </table:table-row>
        <table:table-row>
          <table:table-cell table:style-name="Table5.A2" office:value-type="string">
            <text:p text:style-name="Table_20_Contents"><text:s text:c="22"/>a</text:p>
          </table:table-cell>
          <table:table-cell table:style-name="Table5.B2" office:value-type="string">
            <text:p text:style-name="Table_20_Contents">This parameter is used if processing of keyphrase extraction has to be done only on audio transcript</text:p>
          </table:table-cell>
        </table:table-row>
        <table:table-row>
          <table:table-cell table:style-name="Table5.A2" office:value-type="string">
            <text:p text:style-name="Table_20_Contents"><text:s text:c="22"/>v</text:p>
          </table:table-cell>
          <table:table-cell table:style-name="Table5.B2" office:value-type="string">
            <text:p text:style-name="Table_20_Contents">This parameter is used if processing of keyphrase extraction has to be done only on text area </text:p>
          </table:table-cell>
        </table:table-row>
        <table:table-row>
          <table:table-cell table:style-name="Table5.A2" office:value-type="string">
            <text:p text:style-name="Table_20_Contents"><text:s text:c="21"/>av</text:p>
          </table:table-cell>
          <table:table-cell table:style-name="Table5.B2" office:value-type="string">
            <text:p text:style-name="Table_20_Contents">This parameter is used if processing of keyphrase extraction has to be done on both audio transcript and text area of video</text:p>
          </table:table-cell>
        </table:table-row>
      </table:table>
      <text:p text:style-name="P4"/>
      <text:p text:style-name="P2"><text:span text:style-name="T6"><text:s/></text:span>Parameter 2: &lt;transcript_name&gt;</text:p>
      <text:p text:style-name="P2"><text:tab/><text:span text:style-name="T6">Provide the name of the audio transcript file for this parameter. e.g. “cg1.txt”</text:span></text:p>
      <text:p text:style-name="P4"><text:tab/>Following are the conditions to be taken care:</text:p>
      <text:list xml:id="list1683031789" text:style-name="L3">
        <text:list-item>
          <text:list>
            <text:list-item>
              <text:list>
                <text:list-item>
                  <text:p text:style-name="P14">The transcript has to be available in “.txt” format in the “transcript” folder.</text:p>
                </text:list-item>
                <text:list-item>
                  <text:p text:style-name="P14">The corresponding text area extracted from individual slides of video has to be saved in a folder with the same name as the transcript name. This folder has to be available in “videotextslides” folder. </text:p>
                </text:list-item>
                <text:list-item>
                  <text:p text:style-name="P14">There are sample files available on “transcript” and “videotextslides” folder. You can have a look at this for samples.</text:p>
                </text:list-item>
                <text:list-item>
                  <text:p text:style-name="P15"><text:span text:style-name="T3"><text:s/></text:span><text:span text:style-name="T6">The audio transcript and the folder for extracted text has to be in the same name. For e.g. If the transcript name is “cg1.txt”, the folder containing text from video has to be available in “cg1” folder under “ videotextslides” (videotextslides/cg1)</text:span></text:p>
                </text:list-item>
                <text:list-item>
                  <text:p text:style-name="P14">The transcript name is case-sensitive.</text:p>
                  <text:p text:style-name="P14"/>
                </text:list-item>
              </text:list>
            </text:list-item>
          </text:list>
        </text:list-item>
      </text:list>
      <text:p text:style-name="P2">Parameter 3: &lt;stemmer_name&gt;</text:p>
      <text:p text:style-name="P2"><text:tab/><text:span text:style-name="T6">If the keyphrase extraction has to perform stemming or lemmatization of transcript and text area before processing, then, the appropriate stemmer_name has to be provided. This keyprase </text:span><text:soft-page-break/><text:span text:style-name="T6">extraction system 3 stemming types. The stemmer name to be provided for arguments and their description is given in the below table:</text:span></text:p>
      <text:p text:style-name="P4"/>
      <table:table table:name="Table6" table:style-name="Table6">
        <table:table-column table:style-name="Table6.A"/>
        <table:table-column table:style-name="Table6.B"/>
        <table:table-row>
          <table:table-cell table:style-name="Table6.A1" office:value-type="string">
            <text:p text:style-name="P7"><text:s/><text:span text:style-name="T1">&lt;stemmer_name&gt; parameter that can be used</text:span></text:p>
          </table:table-cell>
          <table:table-cell table:style-name="Table6.B1" office:value-type="string">
            <text:p text:style-name="P6">Description</text:p>
          </table:table-cell>
        </table:table-row>
        <table:table-row>
          <table:table-cell table:style-name="Table6.A2" office:value-type="string">
            <text:p text:style-name="Table_20_Contents">Porter-Stemmer</text:p>
          </table:table-cell>
          <table:table-cell table:style-name="Table6.B2" office:value-type="string">
            <text:p text:style-name="Table_20_Contents">Performs porter stemming on audio transcript and text extracted from video</text:p>
          </table:table-cell>
        </table:table-row>
        <table:table-row>
          <table:table-cell table:style-name="Table6.A2" office:value-type="string">
            <text:p text:style-name="Table_20_Contents">Lancaster-Stemmer</text:p>
          </table:table-cell>
          <table:table-cell table:style-name="Table6.B2" office:value-type="string">
            <text:p text:style-name="Table_20_Contents">Performs Lancaster Stemming on the audio transcript and text extracted from video </text:p>
          </table:table-cell>
        </table:table-row>
        <table:table-row>
          <table:table-cell table:style-name="Table6.A2" office:value-type="string">
            <text:p text:style-name="Table_20_Contents">WordNet-Lemmatizer</text:p>
          </table:table-cell>
          <table:table-cell table:style-name="Table6.B2" office:value-type="string">
            <text:p text:style-name="Table_20_Contents">Performs Wordnet Lemmatization on the audio transcript and text extracted from video</text:p>
          </table:table-cell>
        </table:table-row>
        <table:table-row>
          <table:table-cell table:style-name="Table6.A2" office:value-type="string">
            <text:p text:style-name="Table_20_Contents">None</text:p>
          </table:table-cell>
          <table:table-cell table:style-name="Table6.B2" office:value-type="string">
            <text:p text:style-name="Table_20_Contents">Does not perform any stemming or lemmatization. Takes the original words as is.</text:p>
          </table:table-cell>
        </table:table-row>
      </table:table>
      <text:p text:style-name="P4"/>
      <text:p text:style-name="P2">Parameter 4 &amp; 5: &lt;pos_status&gt;, &lt;pos_filter_file_name&gt;</text:p>
      <text:p text:style-name="P4">Parameter 4 &lt;pos_status&gt; is set to enable if Part-Of-Speech tagging (pos tagging) has to be performed for tokens available in the transcript. POS tagging is performed in order to filter the candidate n-grams based on the POS tag. </text:p>
      <text:p text:style-name="P4"><text:tab/>For e.g. If the user wants only 2 grams ending with Noun phrase <text:s/>or combination of adjective and noun, then users could use such filtering criteria to extract n-grams.</text:p>
      <text:p text:style-name="P4"><text:tab/></text:p>
      <table:table table:name="Table7" table:style-name="Table7">
        <table:table-column table:style-name="Table7.A"/>
        <table:table-row>
          <table:table-cell table:style-name="Table7.A1" office:value-type="string">
            <text:p text:style-name="P4"><text:span text:style-name="T3">If Parameter 4 is set to enable then parameter 5 <text:s/>(&lt;pos_filter_file_name&gt;) should contain the name of the .txt file that contains the filtering criteria.</text:span> </text:p>
          </table:table-cell>
        </table:table-row>
      </table:table>
      <text:p text:style-name="P4"/>
      <text:p text:style-name="P4">Sample <text:s/>pos_filter_file “pos_filter.txt” is available in the “keyphrase” folder. </text:p>
      <text:p text:style-name="P4"><text:tab/><text:tab/></text:p>
      <table:table table:name="Table9" table:style-name="Table9">
        <table:table-column table:style-name="Table9.A"/>
        <table:table-column table:style-name="Table9.B"/>
        <table:table-row>
          <table:table-cell table:style-name="Table9.A1" office:value-type="string">
            <text:p text:style-name="P7"><text:s/><text:span text:style-name="T1">&lt;pos_status&gt; parameter that can be used</text:span></text:p>
          </table:table-cell>
          <table:table-cell table:style-name="Table9.B1" office:value-type="string">
            <text:p text:style-name="P6">Description</text:p>
          </table:table-cell>
        </table:table-row>
        <table:table-row>
          <table:table-cell table:style-name="Table9.A2" office:value-type="string">
            <text:p text:style-name="Table_20_Contents"><text:s text:c="5"/>enable</text:p>
          </table:table-cell>
          <table:table-cell table:style-name="Table9.B2" office:value-type="string">
            <text:p text:style-name="Table_20_Contents">Performs POS tagging. <text:s/>If this option is set, then patameter 5 <text:span text:style-name="T8">(</text:span><text:span text:style-name="T4">&lt;pos_filter_file_name&gt;) </text:span><text:span text:style-name="T6">should contain the name of the pos filter text file.</text:span></text:p>
          </table:table-cell>
        </table:table-row>
        <table:table-row>
          <table:table-cell table:style-name="Table9.A2" office:value-type="string">
            <text:p text:style-name="Table_20_Contents"><text:s text:c="5"/>disable</text:p>
          </table:table-cell>
          <table:table-cell table:style-name="Table9.B2" office:value-type="string">
            <text:p text:style-name="Table_20_Contents">Performs POS tagging. <text:s/>If this option is set, then patameter 5 <text:span text:style-name="T8">(</text:span><text:span text:style-name="T4">&lt;pos_filter_file_name&gt;) </text:span><text:span text:style-name="T6">is to be set to none.</text:span></text:p>
          </table:table-cell>
        </table:table-row>
      </table:table>
      <text:p text:style-name="P4"/>
      <text:p text:style-name="P2">Parameter 6: &lt;max_gram&gt;</text:p>
      <text:p text:style-name="P4"><text:tab/>If this parameter is set to 4, then up to 4 n-grams are extracted as keyphrases. </text:p>
      <text:p text:style-name="P4"/>
      <text:p text:style-name="P2">Parameter 7: &lt;feature_list&gt;</text:p>
      <text:p text:style-name="P2"><text:tab/><text:span text:style-name="T6">Provide the list of features with comma-seperated. The keyphrases will be extracted based on those features. The list of features supported are given in the below table. Users could provide </text:span><text:soft-page-break/><text:span text:style-name="T6">one or more of this feature. If more than one feature is used, then it has to be comma-seperated.</text:span></text:p>
      <text:p text:style-name="P4">E.g. “cscore” or “cscore,localspan” or “localspan,dispersion,cont_ratio” etc</text:p>
      <text:p text:style-name="P4"/>
      <table:table table:name="Table8" table:style-name="Table8">
        <table:table-column table:style-name="Table8.A"/>
        <table:table-column table:style-name="Table8.B"/>
        <table:table-row>
          <table:table-cell table:style-name="Table8.A1" office:value-type="string">
            <text:p text:style-name="P6">Mode</text:p>
          </table:table-cell>
          <table:table-cell table:style-name="Table8.B1" office:value-type="string">
            <text:p text:style-name="P7"><text:s/><text:span text:style-name="T1">&lt;feature_list&gt; parameter that can be used</text:span></text:p>
          </table:table-cell>
        </table:table-row>
        <table:table-row>
          <table:table-cell table:style-name="Table8.A2" table:number-rows-spanned="4" office:value-type="string">
            <text:p text:style-name="P7">Audio Features</text:p>
          </table:table-cell>
          <table:table-cell table:style-name="Table8.B2" office:value-type="string">
            <text:p text:style-name="Table_20_Contents"><text:s text:c="5"/>cscore</text:p>
          </table:table-cell>
        </table:table-row>
        <table:table-row>
          <table:covered-table-cell/>
          <table:table-cell table:style-name="Table8.B2" office:value-type="string">
            <text:p text:style-name="Table_20_Contents"><text:s text:c="5"/>dispersion</text:p>
          </table:table-cell>
        </table:table-row>
        <table:table-row>
          <table:covered-table-cell/>
          <table:table-cell table:style-name="Table8.B2" office:value-type="string">
            <text:p text:style-name="Table_20_Contents"><text:s text:c="5"/>localspan</text:p>
          </table:table-cell>
        </table:table-row>
        <table:table-row>
          <table:covered-table-cell/>
          <table:table-cell table:style-name="Table8.B2" office:value-type="string">
            <text:p text:style-name="Table_20_Contents"><text:s text:c="5"/>cuewords</text:p>
          </table:table-cell>
        </table:table-row>
        <table:table-row>
          <table:table-cell table:style-name="Table8.A2" table:number-rows-spanned="2" office:value-type="string">
            <text:p text:style-name="Table_20_Contents"><text:s text:c="3"/>Video Features</text:p>
          </table:table-cell>
          <table:table-cell table:style-name="Table8.B2" office:value-type="string">
            <text:p text:style-name="Table_20_Contents"><text:s text:c="4"/>cont_ratio</text:p>
          </table:table-cell>
        </table:table-row>
        <table:table-row>
          <table:covered-table-cell/>
          <table:table-cell table:style-name="Table8.B2" office:value-type="string">
            <text:p text:style-name="Table_20_Contents"><text:s text:c="4"/>freq_ratio</text:p>
          </table:table-cell>
        </table:table-row>
      </table:table>
      <text:p text:style-name="P1"/>
      <text:p text:style-name="P2">Parameter 8: &lt;trained_file_name&gt;</text:p>
      <text:p text:style-name="P1"><text:span text:style-name="T1"><text:tab/></text:span><text:span text:style-name="T7">This is the .tab file that is used. Based on the trained file, the machine learning algorithm will extract keyphrases from the new transcripts. Currently Naive-Bayes algorithm is used for machine learning.</text:span></text:p>
      <text:p text:style-name="P4"><text:tab/>Sample trained_file “all_features.tab” is availble in the “keyphrase” folder. Check this file for the format.</text:p>
      <text:p text:style-name="P4"><text:tab/>If the trained file is available in any other location, then the complete file path along with the name has to be provided. For e.g. “/home/test/trained_file.txt”</text:p>
      <text:p text:style-name="P4"/>
      <text:p text:style-name="P4">Example scripts:</text:p>
      <text:list xml:id="list1018541029" text:style-name="L4">
        <text:list-item>
          <text:list>
            <text:list-header>
              <text:p text:style-name="P16"><text:span text:style-name="T1">e.g.1</text:span> <text:span text:style-name="T2">./keyphrase.sh a CG1.txt Porter_Stemmer disable 4 none 'cscore,localspan' all_features.tab</text:span></text:p>
              <text:list>
                <text:list-header>
                  <text:p text:style-name="P9">the above script will perform porter-stemming without pos filtering and extract candidate grams for maximum 4 grams. It will then extract feature values for cscore and local span and extract keyphrases based on the featr all_features.tab training file </text:p>
                </text:list-header>
              </text:list>
            </text:list-header>
          </text:list>
        </text:list-item>
      </text:list>
      <text:p text:style-name="P3"><text:span text:style-name="T2"><text:tab/> <text:s text:c="4"/></text:span><text:span text:style-name="T5">e.g.2</text:span><text:span text:style-name="T2"> ./keyphrase.sh av CG1.txt Porter-Stemmer enable 4 pos_filter.txt 'cscore,localspan,cuewords,cont_ratio' all_features.tab </text:span></text:p>
      <text:p text:style-name="P1"/>
      <text:p text:style-name="P1"><text:tab/><text:tab/>the above script will perform porter-stemming with pos filtering <text:s/>based on the file pos_filter.txt and extract candidate grams for maximum 4 grams from both audio transcript and text area of video. It will then extract feature values for cscore,cuewords and local span and extract keyphrases based on the featr all_features.tab training file<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litha </meta:initial-creator>
    <meta:creation-date>2012-01-26T11:13:00</meta:creation-date>
    <dc:date>2012-01-26T13:26:07</dc:date>
    <dc:creator>Lalitha </dc:creator>
    <meta:editing-duration>PT02H10M34S</meta:editing-duration>
    <meta:editing-cycles>74</meta:editing-cycles>
    <meta:generator>OpenOffice.org/3.2$Linux OpenOffice.org_project/320m12$Build-9483</meta:generator>
    <meta:document-statistic meta:table-count="6" meta:image-count="0" meta:object-count="0" meta:page-count="3" meta:paragraph-count="75" meta:word-count="847" meta:character-count="5634"/>
  </office:meta>
</office:document-meta>
</file>